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7.848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5.84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5" style:family="table-cell" style:parent-style-name="Default" style:data-style-name="N1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embryo</text:p>
          </table:table-cell>
          <table:table-cell table:style-name="ce1" office:value-type="string" calcext:value-type="string">
            <text:p>timestep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" table:number-columns-repeated="1015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7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table:number-columns-repeated="1024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E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2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3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4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5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9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1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12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6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7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8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5" table:number-columns-repeated="2"/>
          <table:table-cell table:number-columns-repeated="1012"/>
        </table:table-row>
        <table:table-row table:style-name="ro1">
          <table:table-cell table:number-columns-repeated="10"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6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2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3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4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5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6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7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0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1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2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3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4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5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2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5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8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9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1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2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3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5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6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7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8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9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2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3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4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7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8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9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0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1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2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3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4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2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3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5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6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7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8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9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1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2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3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5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6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4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6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7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8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9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0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1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4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6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7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3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8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9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12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2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3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1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2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3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4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3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4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6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7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8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0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1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3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4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6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6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6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7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8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9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0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1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7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8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3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stg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8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4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6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7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8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9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0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1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4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6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7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8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9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0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1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4.2.3$Linux_X86_64 LibreOffice_project/382eef1f22670f7f4118c8c2dd222ec7ad009daf</meta:generator>
    <dc:date>2022-10-27T16:27:26.999377165</dc:date>
    <dc:creator>Bruno Vellutini</dc:creator>
    <meta:editing-duration>P8DT20H32M56S</meta:editing-duration>
    <meta:editing-cycles>38</meta:editing-cycles>
    <meta:document-statistic meta:table-count="1" meta:cell-count="1765" meta:object-count="0"/>
  </office:meta>
</office:document-meta>
</file>